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80000010E6532B720BC026899.png" manifest:media-type="image/png"/>
  <manifest:file-entry manifest:full-path="Pictures/1000000100000BED00000174183574DF17AD9262.png" manifest:media-type="image/png"/>
  <manifest:file-entry manifest:full-path="Pictures/100000010000004D000000562A33A32A2F7B83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áboa1" style:family="table">
      <style:table-properties style:width="18.842cm" fo:margin-left="-0.191cm" fo:margin-top="0cm" fo:margin-bottom="0cm" table:align="left" style:writing-mode="lr-tb"/>
    </style:style>
    <style:style style:name="Táboa1.A" style:family="table-column">
      <style:table-column-properties style:column-width="18.842cm"/>
    </style:style>
    <style:style style:name="Táboa1.1" style:family="table-row">
      <style:table-row-properties fo:keep-together="auto"/>
    </style:style>
    <style:style style:name="Táboa1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2" style:family="table">
      <style:table-properties style:width="18.119cm" fo:margin-left="0.533cm" fo:margin-top="0cm" fo:margin-bottom="0cm" table:align="left" style:writing-mode="lr-tb"/>
    </style:style>
    <style:style style:name="Táboa2.A" style:family="table-column">
      <style:table-column-properties style:column-width="18.119cm"/>
    </style:style>
    <style:style style:name="Táboa2.1" style:family="table-row">
      <style:table-row-properties fo:keep-together="auto"/>
    </style:style>
    <style:style style:name="Táboa2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3" style:family="table">
      <style:table-properties style:width="18.119cm" fo:margin-left="0.533cm" fo:margin-top="0cm" fo:margin-bottom="0cm" table:align="left" style:writing-mode="lr-tb"/>
    </style:style>
    <style:style style:name="Táboa3.A" style:family="table-column">
      <style:table-column-properties style:column-width="18.119cm"/>
    </style:style>
    <style:style style:name="Táboa3.1" style:family="table-row">
      <style:table-row-properties fo:keep-together="auto"/>
    </style:style>
    <style:style style:name="Táboa3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4" style:family="table">
      <style:table-properties style:width="18.119cm" fo:margin-left="0.533cm" fo:margin-top="0cm" fo:margin-bottom="0cm" table:align="left" style:writing-mode="lr-tb"/>
    </style:style>
    <style:style style:name="Táboa4.A" style:family="table-column">
      <style:table-column-properties style:column-width="18.119cm"/>
    </style:style>
    <style:style style:name="Táboa4.1" style:family="table-row">
      <style:table-row-properties fo:keep-together="auto"/>
    </style:style>
    <style:style style:name="Táboa4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5" style:family="table">
      <style:table-properties style:width="18.119cm" fo:margin-left="0.533cm" fo:margin-top="0cm" fo:margin-bottom="0cm" table:align="left" style:writing-mode="lr-tb"/>
    </style:style>
    <style:style style:name="Táboa5.A" style:family="table-column">
      <style:table-column-properties style:column-width="18.119cm"/>
    </style:style>
    <style:style style:name="Táboa5.1" style:family="table-row">
      <style:table-row-properties fo:keep-together="auto"/>
    </style:style>
    <style:style style:name="Táboa5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6" style:family="table">
      <style:table-properties style:width="18.119cm" fo:margin-left="0.533cm" fo:margin-top="0cm" fo:margin-bottom="0cm" table:align="left" style:writing-mode="lr-tb"/>
    </style:style>
    <style:style style:name="Táboa6.A" style:family="table-column">
      <style:table-column-properties style:column-width="18.119cm"/>
    </style:style>
    <style:style style:name="Táboa6.1" style:family="table-row">
      <style:table-row-properties fo:keep-together="auto"/>
    </style:style>
    <style:style style:name="Táboa6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7" style:family="table">
      <style:table-properties style:width="18.119cm" fo:margin-left="0.533cm" fo:margin-top="0cm" fo:margin-bottom="0cm" table:align="left" style:writing-mode="lr-tb"/>
    </style:style>
    <style:style style:name="Táboa7.A" style:family="table-column">
      <style:table-column-properties style:column-width="18.119cm"/>
    </style:style>
    <style:style style:name="Táboa7.1" style:family="table-row">
      <style:table-row-properties fo:keep-together="auto"/>
    </style:style>
    <style:style style:name="Táboa7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8" style:family="table">
      <style:table-properties style:width="18.119cm" fo:margin-left="0.533cm" fo:margin-top="0cm" fo:margin-bottom="0cm" table:align="left" style:writing-mode="lr-tb"/>
    </style:style>
    <style:style style:name="Táboa8.A" style:family="table-column">
      <style:table-column-properties style:column-width="18.119cm"/>
    </style:style>
    <style:style style:name="Táboa8.1" style:family="table-row">
      <style:table-row-properties fo:keep-together="auto"/>
    </style:style>
    <style:style style:name="Táboa8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9" style:family="table">
      <style:table-properties style:width="18.119cm" fo:margin-left="0.533cm" fo:margin-top="0cm" fo:margin-bottom="0cm" table:align="left" style:writing-mode="lr-tb"/>
    </style:style>
    <style:style style:name="Táboa9.A" style:family="table-column">
      <style:table-column-properties style:column-width="18.119cm"/>
    </style:style>
    <style:style style:name="Táboa9.1" style:family="table-row">
      <style:table-row-properties fo:keep-together="auto"/>
    </style:style>
    <style:style style:name="Táboa9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10" style:family="table">
      <style:table-properties style:width="18.119cm" fo:margin-left="0.533cm" fo:margin-top="0cm" fo:margin-bottom="0cm" table:align="left" style:writing-mode="lr-tb"/>
    </style:style>
    <style:style style:name="Táboa10.A" style:family="table-column">
      <style:table-column-properties style:column-width="18.119cm"/>
    </style:style>
    <style:style style:name="Táboa10.1" style:family="table-row">
      <style:table-row-properties fo:keep-together="auto"/>
    </style:style>
    <style:style style:name="Táboa10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11" style:family="table">
      <style:table-properties style:width="18.119cm" fo:margin-left="0.533cm" fo:margin-top="0cm" fo:margin-bottom="0cm" table:align="left" style:writing-mode="lr-tb"/>
    </style:style>
    <style:style style:name="Táboa11.A" style:family="table-column">
      <style:table-column-properties style:column-width="18.119cm"/>
    </style:style>
    <style:style style:name="Táboa11.1" style:family="table-row">
      <style:table-row-properties fo:keep-together="auto"/>
    </style:style>
    <style:style style:name="Táboa11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12" style:family="table">
      <style:table-properties style:width="18.119cm" fo:margin-left="0.533cm" fo:margin-top="0cm" fo:margin-bottom="0cm" table:align="left" style:writing-mode="lr-tb"/>
    </style:style>
    <style:style style:name="Táboa12.A" style:family="table-column">
      <style:table-column-properties style:column-width="18.119cm"/>
    </style:style>
    <style:style style:name="Táboa12.1" style:family="table-row">
      <style:table-row-properties fo:keep-together="auto"/>
    </style:style>
    <style:style style:name="Táboa12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13" style:family="table">
      <style:table-properties style:width="18.119cm" fo:margin-left="0.533cm" fo:margin-top="0cm" fo:margin-bottom="0cm" table:align="left" style:writing-mode="lr-tb"/>
    </style:style>
    <style:style style:name="Táboa13.A" style:family="table-column">
      <style:table-column-properties style:column-width="18.119cm"/>
    </style:style>
    <style:style style:name="Táboa13.1" style:family="table-row">
      <style:table-row-properties fo:keep-together="auto"/>
    </style:style>
    <style:style style:name="Táboa13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14" style:family="table">
      <style:table-properties style:width="18.119cm" fo:margin-left="0.533cm" fo:margin-top="0cm" fo:margin-bottom="0cm" table:align="left" style:writing-mode="lr-tb"/>
    </style:style>
    <style:style style:name="Táboa14.A" style:family="table-column">
      <style:table-column-properties style:column-width="18.119cm"/>
    </style:style>
    <style:style style:name="Táboa14.1" style:family="table-row">
      <style:table-row-properties fo:keep-together="auto"/>
    </style:style>
    <style:style style:name="Táboa14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15" style:family="table">
      <style:table-properties style:width="18.119cm" fo:margin-left="0.533cm" fo:margin-top="0cm" fo:margin-bottom="0cm" table:align="left" style:writing-mode="lr-tb"/>
    </style:style>
    <style:style style:name="Táboa15.A" style:family="table-column">
      <style:table-column-properties style:column-width="18.119cm"/>
    </style:style>
    <style:style style:name="Táboa15.1" style:family="table-row">
      <style:table-row-properties fo:keep-together="auto"/>
    </style:style>
    <style:style style:name="Táboa15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16" style:family="table">
      <style:table-properties style:width="18.119cm" fo:margin-left="0.533cm" fo:margin-top="0cm" fo:margin-bottom="0cm" table:align="left" style:writing-mode="lr-tb"/>
    </style:style>
    <style:style style:name="Táboa16.A" style:family="table-column">
      <style:table-column-properties style:column-width="18.119cm"/>
    </style:style>
    <style:style style:name="Táboa16.1" style:family="table-row">
      <style:table-row-properties fo:keep-together="auto"/>
    </style:style>
    <style:style style:name="Táboa16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17" style:family="table">
      <style:table-properties style:width="18.119cm" fo:margin-left="0.533cm" fo:margin-top="0cm" fo:margin-bottom="0cm" table:align="left" style:writing-mode="lr-tb"/>
    </style:style>
    <style:style style:name="Táboa17.A" style:family="table-column">
      <style:table-column-properties style:column-width="18.119cm"/>
    </style:style>
    <style:style style:name="Táboa17.1" style:family="table-row">
      <style:table-row-properties fo:keep-together="auto"/>
    </style:style>
    <style:style style:name="Táboa17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18" style:family="table">
      <style:table-properties style:width="18.119cm" fo:margin-left="0.533cm" fo:margin-top="0cm" fo:margin-bottom="0cm" table:align="left" style:writing-mode="lr-tb"/>
    </style:style>
    <style:style style:name="Táboa18.A" style:family="table-column">
      <style:table-column-properties style:column-width="18.119cm"/>
    </style:style>
    <style:style style:name="Táboa18.1" style:family="table-row">
      <style:table-row-properties fo:keep-together="auto"/>
    </style:style>
    <style:style style:name="Táboa18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19" style:family="table">
      <style:table-properties style:width="18.119cm" fo:margin-left="0.533cm" fo:margin-top="0cm" fo:margin-bottom="0cm" table:align="left" style:writing-mode="lr-tb"/>
    </style:style>
    <style:style style:name="Táboa19.A" style:family="table-column">
      <style:table-column-properties style:column-width="18.119cm"/>
    </style:style>
    <style:style style:name="Táboa19.1" style:family="table-row">
      <style:table-row-properties fo:keep-together="auto"/>
    </style:style>
    <style:style style:name="Táboa19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20" style:family="table">
      <style:table-properties style:width="18.119cm" fo:margin-left="0.533cm" fo:margin-top="0cm" fo:margin-bottom="0cm" table:align="left" style:writing-mode="lr-tb"/>
    </style:style>
    <style:style style:name="Táboa20.A" style:family="table-column">
      <style:table-column-properties style:column-width="18.119cm"/>
    </style:style>
    <style:style style:name="Táboa20.1" style:family="table-row">
      <style:table-row-properties fo:keep-together="auto"/>
    </style:style>
    <style:style style:name="Táboa20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21" style:family="table">
      <style:table-properties style:width="18.119cm" fo:margin-left="0.533cm" fo:margin-top="0cm" fo:margin-bottom="0cm" table:align="left" style:writing-mode="lr-tb"/>
    </style:style>
    <style:style style:name="Táboa21.A" style:family="table-column">
      <style:table-column-properties style:column-width="18.119cm"/>
    </style:style>
    <style:style style:name="Táboa21.1" style:family="table-row">
      <style:table-row-properties fo:keep-together="auto"/>
    </style:style>
    <style:style style:name="Táboa21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22" style:family="table">
      <style:table-properties style:width="18.708cm" fo:margin-left="-0.191cm" fo:margin-top="0cm" fo:margin-bottom="0cm" table:align="left" style:writing-mode="lr-tb"/>
    </style:style>
    <style:style style:name="Táboa22.A" style:family="table-column">
      <style:table-column-properties style:column-width="18.708cm"/>
    </style:style>
    <style:style style:name="Táboa22.1" style:family="table-row">
      <style:table-row-properties fo:keep-together="auto"/>
    </style:style>
    <style:style style:name="Táboa22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24" style:family="table">
      <style:table-properties style:width="18.708cm" fo:margin-left="-0.191cm" fo:margin-top="0cm" fo:margin-bottom="0cm" table:align="left" style:writing-mode="lr-tb"/>
    </style:style>
    <style:style style:name="Táboa24.A" style:family="table-column">
      <style:table-column-properties style:column-width="18.708cm"/>
    </style:style>
    <style:style style:name="Táboa24.1" style:family="table-row">
      <style:table-row-properties fo:keep-together="auto"/>
    </style:style>
    <style:style style:name="Táboa2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TML_20_Preformatted">
      <style:paragraph-properties fo:margin-top="0cm" fo:margin-bottom="0cm" style:contextual-spacing="false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TML_20_Preformatted">
      <style:paragraph-properties fo:margin-top="0cm" fo:margin-bottom="0cm" style:contextual-spacing="false" fo:text-align="start" style:justify-single-word="false" fo:orphans="2" fo:widows="2" fo:hyphenation-ladder-count="no-limit"/>
      <style:text-properties style:letter-kerning="false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TML_20_Preformatted">
      <style:paragraph-properties fo:margin-top="0cm" fo:margin-bottom="0cm" style:contextual-spacing="false" fo:text-align="start" style:justify-single-word="false" fo:orphans="2" fo:widows="2" fo:hyphenation-ladder-count="no-limit"/>
      <style:text-properties officeooo:paragraph-rsid="0011cbdc" style:letter-kerning="false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TML_20_Preformatted">
      <style:paragraph-properties fo:margin-top="0cm" fo:margin-bottom="0cm" style:contextual-spacing="false" fo:text-align="start" style:justify-single-word="false" fo:orphans="2" fo:widows="2" fo:hyphenation-ladder-count="no-limit"/>
      <style:text-properties officeooo:paragraph-rsid="001585f0" style:letter-kerning="false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TML_20_Preformatted">
      <style:paragraph-properties fo:margin-top="0cm" fo:margin-bottom="0cm" style:contextual-spacing="false" fo:text-align="start" style:justify-single-word="false" fo:orphans="2" fo:widows="2" fo:hyphenation-ladder-count="no-limit"/>
      <style:text-properties officeooo:rsid="000f661f" officeooo:paragraph-rsid="000f661f" style:letter-kerning="false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TML_20_Preformatted">
      <style:paragraph-properties fo:margin-top="0cm" fo:margin-bottom="0cm" style:contextual-spacing="false" fo:text-align="start" style:justify-single-word="false" fo:orphans="2" fo:widows="2" fo:hyphenation-ladder-count="no-limit"/>
      <style:text-properties officeooo:rsid="000f661f" officeooo:paragraph-rsid="001585f0" style:letter-kerning="false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TML_20_Preformatted">
      <style:paragraph-properties fo:margin-top="0cm" fo:margin-bottom="0cm" style:contextual-spacing="false" fo:text-align="start" style:justify-single-word="false" fo:orphans="2" fo:widows="2" fo:hyphenation-ladder-count="no-limit"/>
      <style:text-properties officeooo:rsid="000f661f" officeooo:paragraph-rsid="00172d1e" style:letter-kerning="false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TML_20_Preformatted">
      <style:paragraph-properties fo:margin-top="0cm" fo:margin-bottom="0cm" style:contextual-spacing="false" fo:text-align="start" style:justify-single-word="false" fo:orphans="2" fo:widows="2" fo:hyphenation-ladder-count="no-limit"/>
      <style:text-properties officeooo:rsid="000fb982" officeooo:paragraph-rsid="000fb982" style:letter-kerning="false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TML_20_Preformatted">
      <style:paragraph-properties fo:margin-top="0cm" fo:margin-bottom="0cm" style:contextual-spacing="false" fo:text-align="start" style:justify-single-word="false" fo:orphans="2" fo:widows="2" fo:hyphenation-ladder-count="no-limit"/>
      <style:text-properties officeooo:rsid="00128424" officeooo:paragraph-rsid="00128424" style:letter-kerning="false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text-align="end" style:justify-single-word="false" fo:orphans="0" fo:widows="0"/>
    </style:style>
    <style:style style:name="P12" style:family="paragraph" style:parent-style-name="List_20_Paragraph">
      <style:paragraph-properties fo:margin-left="0.723cm" fo:margin-right="0cm" fo:margin-top="0cm" fo:margin-bottom="0.212cm" style:contextual-spacing="true" fo:text-align="justify" style:justify-single-word="false" fo:text-indent="0cm" style:auto-text-indent="false"/>
      <style:text-properties style:font-name="Arial" fo:font-size="10pt" fo:language="es" fo:country="ES" style:font-size-asian="10pt" style:font-name-complex="Arial1" style:font-size-complex="10pt" style:font-weight-complex="bold"/>
    </style:style>
    <style:style style:name="P13" style:family="paragraph" style:parent-style-name="List_20_Paragraph" style:list-style-name="WWNum1">
      <style:paragraph-properties fo:margin-top="0cm" fo:margin-bottom="0.212cm" style:contextual-spacing="true" fo:text-align="justify" style:justify-single-word="false"/>
    </style:style>
    <style:style style:name="P14" style:family="paragraph" style:parent-style-name="Standard">
      <style:paragraph-properties fo:margin-top="0cm" fo:margin-bottom="0.212cm" style:contextual-spacing="false" fo:text-align="justify" style:justify-single-word="false"/>
    </style:style>
    <style:style style:name="P15" style:family="paragraph" style:parent-style-name="Standard">
      <style:paragraph-properties fo:margin-top="0cm" fo:margin-bottom="0.212cm" style:contextual-spacing="false"/>
    </style:style>
    <style:style style:name="P16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17" style:family="paragraph" style:parent-style-name="Standard">
      <style:paragraph-properties fo:margin-top="0cm" fo:margin-bottom="0.212cm" style:contextual-spacing="false" fo:text-align="center" style:justify-single-word="false" fo:break-before="page"/>
    </style:style>
    <style:style style:name="P18" style:family="paragraph" style:parent-style-name="Standard">
      <style:paragraph-properties fo:margin-top="0cm" fo:margin-bottom="0.212cm" style:contextual-spacing="false" fo:text-align="end" style:justify-single-word="false"/>
      <style:text-properties style:font-name="Arial" fo:font-size="10pt" fo:language="es" fo:country="ES" style:font-size-asian="10pt" style:font-name-complex="Arial1" style:font-size-complex="10pt" style:font-weight-complex="bold"/>
    </style:style>
    <style:style style:name="P19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0pt" fo:language="es" fo:country="ES" style:font-size-asian="10pt" style:font-name-complex="Arial1" style:font-size-complex="10pt" style:font-weight-complex="bold"/>
    </style:style>
    <style:style style:name="P20" style:family="paragraph" style:parent-style-name="Standard">
      <style:text-properties style:font-name="Arial" fo:font-size="10pt" fo:language="es" fo:country="ES" style:font-size-asian="10pt" style:font-name-complex="Arial1" style:font-size-complex="10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letter-kerning="false" style:font-size-asian="10pt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able_20_Contents">
      <style:paragraph-properties fo:orphans="0" fo:widows="0"/>
      <style:text-properties fo:font-size="6pt" style:font-size-asian="6pt"/>
    </style:style>
    <style:style style:name="P24" style:family="paragraph" style:parent-style-name="Table_20_Contents">
      <style:paragraph-properties fo:orphans="0" fo:widows="0" style:snap-to-layout-grid="false"/>
    </style:style>
    <style:style style:name="P25" style:family="paragraph" style:parent-style-name="Table_20_Contents">
      <style:paragraph-properties fo:margin-left="-0.191cm" fo:margin-right="0cm" fo:orphans="0" fo:widows="0" fo:text-indent="0cm" style:auto-text-indent="false" style:snap-to-layout-grid="false"/>
    </style:style>
    <style:style style:name="P26" style:family="paragraph" style:parent-style-name="Table_20_Contents">
      <style:paragraph-properties fo:orphans="0" fo:widows="0"/>
    </style:style>
    <style:style style:name="P27" style:family="paragraph" style:parent-style-name="Table_20_Contents">
      <style:paragraph-properties fo:margin-left="-0.191cm" fo:margin-right="-0.198cm" fo:orphans="0" fo:widows="0" fo:text-indent="0cm" style:auto-text-indent="false"/>
    </style:style>
    <style:style style:name="P28" style:family="paragraph" style:parent-style-name="Table_20_Contents">
      <style:paragraph-properties fo:margin-left="-0.191cm" fo:margin-right="0cm" fo:orphans="0" fo:widows="0" fo:text-indent="0cm" style:auto-text-indent="false"/>
    </style:style>
    <style:style style:name="P29" style:family="paragraph" style:parent-style-name="Table_20_Contents">
      <style:paragraph-properties fo:margin-left="-0.194cm" fo:margin-right="0cm" fo:orphans="0" fo:widows="0" fo:text-indent="0cm" style:auto-text-indent="false"/>
    </style:style>
    <style:style style:name="T1" style:family="text">
      <style:text-properties style:font-name="Arial" fo:font-size="10pt" fo:language="es" fo:country="ES" fo:font-weight="bold" style:font-size-asian="10pt" style:font-weight-asian="bold" style:font-name-complex="Arial1" style:font-size-complex="10pt"/>
    </style:style>
    <style:style style:name="T2" style:family="text">
      <style:text-properties style:font-name="Arial" fo:font-size="10pt" fo:language="es" fo:country="ES" style:font-size-asian="10pt" style:font-name-complex="Arial1" style:font-size-complex="10pt"/>
    </style:style>
    <style:style style:name="T3" style:family="text">
      <style:text-properties style:font-name="Arial" fo:font-size="10pt" fo:language="es" fo:country="ES" style:font-size-asian="10pt" style:font-name-complex="Arial1" style:font-size-complex="10pt" style:font-weight-complex="bold"/>
    </style:style>
    <style:style style:name="T4" style:family="text">
      <style:text-properties style:font-name="Arial" fo:language="es" fo:country="ES" style:font-name-complex="Arial1" style:font-weight-complex="bold"/>
    </style:style>
    <style:style style:name="T5" style:family="text">
      <style:text-properties style:font-name="Courier New" fo:language="gl" fo:country="ES" style:font-name-asian="Times New Roman" style:language-asian="gl" style:country-asian="ES" style:font-name-complex="Courier New1"/>
    </style:style>
    <style:style style:name="T6" style:family="text">
      <style:text-properties style:font-name="Courier New" fo:language="gl" fo:country="ES" style:language-asian="gl" style:country-asian="ES" style:font-name-complex="Courier New1"/>
    </style:style>
    <style:style style:name="T7" style:family="text">
      <style:text-properties style:font-name="Courier New" fo:language="gl" fo:country="ES" style:language-asian="gl" style:country-asian="ES" style:font-name-complex="Courier New1"/>
    </style:style>
    <style:style style:name="T8" style:family="text">
      <style:text-properties style:font-name="Courier New" fo:font-size="10pt" fo:language="gl" fo:country="ES" style:letter-kerning="false" style:font-name-asian="Times New Roman" style:font-size-asian="10pt" style:language-asian="gl" style:country-asian="ES" style:font-name-complex="Courier New1" style:font-size-complex="10pt" style:language-complex="ar" style:country-complex="SA"/>
    </style:style>
    <style:style style:name="T9" style:family="text">
      <style:text-properties style:font-name="Courier New" fo:font-size="10pt" fo:language="gl" fo:country="ES" style:letter-kerning="false" style:font-name-asian="Calibri1" style:font-size-asian="10pt" style:language-asian="gl" style:country-asian="ES" style:font-name-complex="Courier New1" style:font-size-complex="10pt" style:language-complex="ar" style:country-complex="SA"/>
    </style:style>
    <style:style style:name="T10" style:family="text">
      <style:text-properties style:letter-kerning="false" style:language-complex="ar" style:country-complex="SA"/>
    </style:style>
    <style:style style:name="T11" style:family="text">
      <style:text-properties fo:font-size="6pt" style:font-size-asian="6pt"/>
    </style:style>
    <style:style style:name="T12" style:family="text">
      <style:text-properties fo:font-size="6pt" fo:language="es" fo:country="ES" style:font-size-asian="6pt" style:language-asian="es" style:country-asian="ES" style:font-size-complex="6pt" style:language-complex="ar" style:country-complex="SA"/>
    </style:style>
    <style:style style:name="T13" style:family="text">
      <style:text-properties fo:font-size="7pt" fo:font-weight="bold" style:font-size-asian="7pt" style:font-weight-asian="bold" style:font-size-complex="7pt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language="es" fo:country="ES" style:language-asian="es" style:country-asian="ES" style:language-complex="ar" style:country-complex="SA"/>
    </style:style>
    <style:style style:name="T16" style:family="text">
      <style:text-properties fo:font-size="5pt" fo:font-style="italic" style:font-size-asian="5pt" style:font-style-asian="italic" style:font-size-complex="5pt"/>
    </style:style>
    <style:style style:name="T17" style:family="text">
      <style:text-properties officeooo:rsid="00113320"/>
    </style:style>
    <style:style style:name="T18" style:family="text">
      <style:text-properties officeooo:rsid="0011cbdc"/>
    </style:style>
    <style:style style:name="T19" style:family="text">
      <style:text-properties officeooo:rsid="001387ec"/>
    </style:style>
    <style:style style:name="T20" style:family="text">
      <style:text-properties officeooo:rsid="001585f0"/>
    </style:style>
    <style:style style:name="T21" style:family="text">
      <style:text-properties officeooo:rsid="00169141"/>
    </style:style>
    <style:style style:name="T22" style:family="text">
      <style:text-properties officeooo:rsid="00172d1e"/>
    </style:style>
    <style:style style:name="T23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Examen DAM_Pres, 27.02.2024. LMSXI: XPath y XSL ENUNCIADO</text:span><text:span text:style-name="T1"/></text:p>
      <text:p text:style-name="P15"><text:span text:style-name="T1">Nombre</text:span><text:span text:style-name="T3">: _________Mateo Carballo Alonso______<text:tab/> </text:span><text:span text:style-name="T1">Grupo</text:span><text:span text:style-name="T3">: DAM-Pres<text:tab/></text:span><text:span text:style-name="T1">Calificación</text:span><text:span text:style-name="T3">: ___________________</text:span><text:span text:style-name="T3"/></text:p>
      <text:p text:style-name="P16"><text:span text:style-name="T1">Ejercicio 1 - Expresiones XPath </text:span><text:span text:style-name="T3">(total 5 puntos; el mismo valor para cada apartado)</text:span><text:span text:style-name="T1"/></text:p>
      <text:p text:style-name="P18"/>
      <text:p text:style-name="P15"><text:span text:style-name="T3">Dado el siguiente documento XML (nombre “ciclosModulos.xml”), </text:span><text:span text:style-name="T1">escriba las expresiones XPath que devuelvan la respuesta deseada</text:span><text:span text:style-name="T3"> (mostrada en los cuadros).</text:span><text:span text:style-name="T3"/></text:p>
      <table:table table:name="Táboa1" table:style-name="Táboa1">
        <table:table-column table:style-name="Táboa1.A"/>
        <table:table-row table:style-name="Táboa1.1">
          <table:table-cell table:style-name="Táboa1.A1" office:value-type="string">
            <text:p text:style-name="P22"><text:span text:style-name="T5">&lt;?xml version="1.0" encoding="UTF-8"?&gt;</text:span><text:span text:style-name="T6"/></text:p>
            <text:p text:style-name="P22"><text:span text:style-name="T5">&lt;ies&gt;</text:span><text:span text:style-name="T6"/></text:p>
            <text:p text:style-name="P22"><text:span text:style-name="T5"><text:s text:c="2"/>&lt;nombre&gt;IES Abastos&lt;/nombre&gt;</text:span><text:span text:style-name="T6"/></text:p>
            <text:p text:style-name="P22"><text:span text:style-name="T5"><text:s text:c="2"/>&lt;web&gt;http://www.iesabastos.org&lt;/web&gt;</text:span><text:span text:style-name="T6"/></text:p>
            <text:p text:style-name="P22"><text:span text:style-name="T5"><text:s text:c="2"/>&lt;ciclos&gt;</text:span><text:span text:style-name="T6"/></text:p>
            <text:p text:style-name="P22"><text:span text:style-name="T5"><text:s text:c="4"/>&lt;ciclo id="ASIR"&gt;</text:span><text:span text:style-name="T6"/></text:p>
            <text:p text:style-name="P22"><text:span text:style-name="T5"><text:s text:c="6"/>&lt;nombre&gt;Administración de Sistemas Informáticos en Red&lt;/nombre&gt;</text:span><text:span text:style-name="T6"/></text:p>
            <text:p text:style-name="P22"><text:span text:style-name="T5"><text:s text:c="6"/>&lt;grado&gt;Superior&lt;/grado&gt;</text:span><text:span text:style-name="T6"/></text:p>
            <text:p text:style-name="P22"><text:span text:style-name="T5"><text:s text:c="6"/>&lt;decretoTitulo año="2009" /&gt;</text:span><text:span text:style-name="T6"/></text:p>
            <text:p text:style-name="P22"><text:span text:style-name="T5"><text:s text:c="4"/>&lt;/ciclo&gt;</text:span><text:span text:style-name="T6"/></text:p>
            <text:p text:style-name="P22"><text:span text:style-name="T5"><text:s text:c="4"/>&lt;ciclo id="DAW"&gt;</text:span><text:span text:style-name="T6"/></text:p>
            <text:p text:style-name="P22"><text:span text:style-name="T5"><text:s text:c="6"/>&lt;nombre&gt;Desarrollo de Aplicaciones Web&lt;/nombre&gt;</text:span><text:span text:style-name="T6"/></text:p>
            <text:p text:style-name="P22"><text:span text:style-name="T5"><text:s text:c="6"/>&lt;grado&gt;Superior&lt;/grado&gt;</text:span><text:span text:style-name="T6"/></text:p>
            <text:p text:style-name="P22"><text:span text:style-name="T5"><text:s text:c="6"/>&lt;decretoTitulo año="2010" /&gt;</text:span><text:span text:style-name="T6"/></text:p>
            <text:p text:style-name="P22"><text:span text:style-name="T5"><text:s text:c="4"/>&lt;/ciclo&gt;</text:span><text:span text:style-name="T6"/></text:p>
            <text:p text:style-name="P22"><text:span text:style-name="T5"><text:s text:c="4"/>&lt;ciclo id="SMR"&gt;</text:span><text:span text:style-name="T6"/></text:p>
            <text:p text:style-name="P22"><text:span text:style-name="T5"><text:s text:c="6"/>&lt;nombre&gt;Sistemas Microinformáticos y Redes&lt;/nombre&gt;</text:span><text:span text:style-name="T6"/></text:p>
            <text:p text:style-name="P22"><text:span text:style-name="T5"><text:s text:c="6"/>&lt;grado&gt;Medio&lt;/grado&gt;</text:span><text:span text:style-name="T6"/></text:p>
            <text:p text:style-name="P22"><text:span text:style-name="T5"><text:s text:c="6"/>&lt;decretoTitulo año="2008" /&gt;</text:span><text:span text:style-name="T6"/></text:p>
            <text:p text:style-name="P22"><text:span text:style-name="T5"><text:s text:c="4"/>&lt;/ciclo&gt;</text:span><text:span text:style-name="T6"/></text:p>
            <text:p text:style-name="P22"><text:span text:style-name="T5"><text:s text:c="2"/>&lt;/ciclos&gt;</text:span><text:span text:style-name="T6"/></text:p>
            <text:p text:style-name="P22"><text:span text:style-name="T5"><text:s text:c="2"/>&lt;modulos&gt;</text:span><text:span text:style-name="T6"/></text:p>
            <text:p text:style-name="P22"><text:span text:style-name="T5"><text:s text:c="4"/>&lt;modulo id="0228"&gt;</text:span><text:span text:style-name="T6"/></text:p>
            <text:p text:style-name="P22"><text:span text:style-name="T5"><text:s text:c="6"/>&lt;nombre&gt;Aplicaciones web&lt;/nombre&gt;</text:span><text:span text:style-name="T6"/></text:p>
            <text:p text:style-name="P22"><text:span text:style-name="T5"><text:s text:c="6"/>&lt;curso&gt;2&lt;/curso&gt;</text:span><text:span text:style-name="T6"/></text:p>
            <text:p text:style-name="P22"><text:span text:style-name="T5"><text:s text:c="6"/>&lt;horasSemanales&gt;4&lt;/horasSemanales&gt;</text:span><text:span text:style-name="T6"/></text:p>
            <text:p text:style-name="P22"><text:span text:style-name="T5"><text:s text:c="6"/>&lt;ciclo&gt;SMR&lt;/ciclo&gt;</text:span><text:span text:style-name="T6"/></text:p>
            <text:p text:style-name="P22"><text:span text:style-name="T5"><text:s text:c="4"/>&lt;/modulo&gt;</text:span><text:span text:style-name="T6"/></text:p>
            <text:p text:style-name="P22"><text:span text:style-name="T5"><text:s text:c="4"/>&lt;modulo id="0372"&gt;</text:span><text:span text:style-name="T6"/></text:p>
            <text:p text:style-name="P22"><text:span text:style-name="T5"><text:s text:c="6"/>&lt;nombre&gt;Gestión de bases de datos&lt;/nombre&gt;</text:span><text:span text:style-name="T6"/></text:p>
            <text:p text:style-name="P22"><text:span text:style-name="T5"><text:s text:c="6"/>&lt;curso&gt;1&lt;/curso&gt;</text:span><text:span text:style-name="T6"/></text:p>
            <text:p text:style-name="P22"><text:span text:style-name="T5"><text:s text:c="6"/>&lt;horasSemanales&gt;5&lt;/horasSemanales&gt;</text:span><text:span text:style-name="T6"/></text:p>
            <text:p text:style-name="P22"><text:span text:style-name="T5"><text:s text:c="6"/>&lt;ciclo&gt;ASIR&lt;/ciclo&gt;</text:span><text:span text:style-name="T6"/></text:p>
            <text:p text:style-name="P22"><text:span text:style-name="T5"><text:s text:c="4"/>&lt;/modulo&gt;</text:span><text:span text:style-name="T6"/></text:p>
            <text:p text:style-name="P22"><text:span text:style-name="T5"><text:s text:c="4"/>&lt;modulo id="0373"&gt;</text:span><text:span text:style-name="T6"/></text:p>
            <text:p text:style-name="P22"><text:span text:style-name="T5"><text:s text:c="6"/>&lt;nombre&gt;Lenguajes de marcas y sistemas de gestión de información&lt;/nombre&gt;</text:span><text:span text:style-name="T6"/></text:p>
            <text:p text:style-name="P22"><text:span text:style-name="T5"><text:s text:c="6"/>&lt;curso&gt;1&lt;/curso&gt;</text:span><text:span text:style-name="T6"/></text:p>
            <text:p text:style-name="P22"><text:span text:style-name="T5"><text:s text:c="6"/>&lt;horasSemanales&gt;3&lt;/horasSemanales&gt;</text:span><text:span text:style-name="T6"/></text:p>
            <text:p text:style-name="P22"><text:span text:style-name="T5"><text:s text:c="6"/>&lt;ciclo&gt;ASIR&lt;/ciclo&gt;</text:span><text:span text:style-name="T6"/></text:p>
            <text:p text:style-name="P22"><text:span text:style-name="T5"><text:s text:c="6"/>&lt;ciclo&gt;DAW&lt;/ciclo&gt;</text:span><text:span text:style-name="T6"/></text:p>
            <text:p text:style-name="P22"><text:span text:style-name="T5"><text:s text:c="4"/>&lt;/modulo&gt;</text:span><text:span text:style-name="T6"/></text:p>
            <text:p text:style-name="P22"><text:span text:style-name="T5"><text:s text:c="4"/>&lt;modulo id="0376"&gt;</text:span><text:span text:style-name="T6"/></text:p>
            <text:p text:style-name="P22"><text:span text:style-name="T5"><text:s text:c="6"/>&lt;nombre&gt;Implantación de aplicaciones web&lt;/nombre&gt;</text:span><text:span text:style-name="T6"/></text:p>
            <text:p text:style-name="P22"><text:span text:style-name="T5"><text:s text:c="6"/>&lt;curso&gt;2&lt;/curso&gt;</text:span><text:span text:style-name="T6"/></text:p>
            <text:p text:style-name="P22"><text:span text:style-name="T5"><text:s text:c="6"/>&lt;horasSemanales&gt;5&lt;/horasSemanales&gt;</text:span><text:span text:style-name="T6"/></text:p>
            <text:p text:style-name="P22"><text:span text:style-name="T5"><text:s text:c="6"/>&lt;ciclo&gt;ASIR&lt;/ciclo&gt;</text:span><text:span text:style-name="T6"/></text:p>
            <text:p text:style-name="P22"><text:span text:style-name="T5"><text:s text:c="4"/>&lt;/modulo&gt;</text:span><text:span text:style-name="T6"/></text:p>
            <text:p text:style-name="P22"><text:span text:style-name="T5"><text:s text:c="2"/>&lt;/modulos&gt;</text:span><text:span text:style-name="T6"/></text:p>
            <text:p text:style-name="P22"><text:span text:style-name="T5">&lt;/ies&gt;</text:span><text:span text:style-name="T6"/></text:p>
          </table:table-cell>
        </table:table-row>
      </table:table>
      <text:p text:style-name="P19"/>
      <text:p text:style-name="P12"><text:soft-page-break/></text:p>
      <text:list xml:id="list777620960" text:style-name="WWNum1">
        <text:list-item>
          <text:list>
            <text:list-item>
              <text:p text:style-name="P13"><text:span text:style-name="T3">Nombre del Instituto:</text:span><text:span text:style-name="T3"/></text:p>
            </text:list-item>
          </text:list>
        </text:list-item>
      </text:list>
      <table:table table:name="Táboa2" table:style-name="Táboa2">
        <table:table-column table:style-name="Táboa2.A"/>
        <table:table-row table:style-name="Táboa2.1">
          <table:table-cell table:style-name="Táboa2.A1" office:value-type="string">
            <text:p text:style-name="P2"><text:span text:style-name="token"><text:span text:style-name="T10">&lt;nombre&gt;</text:span></text:span><text:span text:style-name="HTML_20_Code"><text:span text:style-name="T10">IES Abastos</text:span></text:span><text:span text:style-name="token"><text:span text:style-name="T10">&lt;/nombre&gt;</text:span></text:span></text:p>
          </table:table-cell>
        </table:table-row>
      </table:table>
      <text:p text:style-name="P12"/>
      <table:table table:name="Táboa3" table:style-name="Táboa3">
        <table:table-column table:style-name="Táboa3.A"/>
        <table:table-row table:style-name="Táboa3.1">
          <table:table-cell table:style-name="Táboa3.A1" office:value-type="string">
            <text:p text:style-name="P3">/ies/nombre[.="IES Abastos"]</text:p>
            <text:p text:style-name="P3">//nombre[.="IES Abastos"]</text:p>
          </table:table-cell>
        </table:table-row>
      </table:table>
      <text:p text:style-name="P12"/>
      <text:list xml:id="list210639897562691" text:continue-numbering="true" text:style-name="WWNum1">
        <text:list-item>
          <text:list>
            <text:list-item>
              <text:p text:style-name="P13"><text:span text:style-name="T3">Nombre de los Ciclos Formativos:</text:span><text:span text:style-name="T3"/></text:p>
            </text:list-item>
          </text:list>
        </text:list-item>
      </text:list>
      <table:table table:name="Táboa4" table:style-name="Táboa4">
        <table:table-column table:style-name="Táboa4.A"/>
        <table:table-row table:style-name="Táboa4.1">
          <table:table-cell table:style-name="Táboa4.A1" office:value-type="string">
            <text:p text:style-name="P2"><text:span text:style-name="HTML_20_Code"><text:span text:style-name="T10">Administración de Sistemas Informáticos en Red</text:span></text:span><text:span text:style-name="HTML_20_Code"/></text:p>
            <text:p text:style-name="P2"><text:span text:style-name="HTML_20_Code"><text:span text:style-name="T10">Desarrollo de Aplicaciones Web</text:span></text:span><text:span text:style-name="HTML_20_Code"/></text:p>
            <text:p text:style-name="P2"><text:span text:style-name="HTML_20_Code"><text:span text:style-name="T10">Sistemas Microinformáticos y Redes</text:span></text:span></text:p>
          </table:table-cell>
        </table:table-row>
      </table:table>
      <text:p text:style-name="P12"/>
      <table:table table:name="Táboa5" table:style-name="Táboa5">
        <table:table-column table:style-name="Táboa5.A"/>
        <table:table-row table:style-name="Táboa5.1">
          <table:table-cell table:style-name="Táboa5.A1" office:value-type="string">
            <text:p text:style-name="P4">//<text:span text:style-name="T18">ciclo/nombre/text()</text:span></text:p>
          </table:table-cell>
        </table:table-row>
      </table:table>
      <text:p text:style-name="P12"/>
      <text:p text:style-name="P14"><text:span text:style-name="T3">1-3 Siglas por las que se conocen los Ciclos Formativos:</text:span><text:span text:style-name="T3"/></text:p>
      <table:table table:name="Táboa6" table:style-name="Táboa6">
        <table:table-column table:style-name="Táboa6.A"/>
        <table:table-row table:style-name="Táboa6.1">
          <table:table-cell table:style-name="Táboa6.A1" office:value-type="string">
            <text:p text:style-name="P2"><text:span text:style-name="xml-attr"><text:span text:style-name="T10">id</text:span></text:span><text:span text:style-name="HTML_20_Code"><text:span text:style-name="T10">="ASIR"</text:span></text:span><text:span text:style-name="HTML_20_Code"/></text:p>
            <text:p text:style-name="P2"><text:span text:style-name="xml-attr"><text:span text:style-name="T10">id</text:span></text:span><text:span text:style-name="HTML_20_Code"><text:span text:style-name="T10">="DAW"</text:span></text:span><text:span text:style-name="HTML_20_Code"/></text:p>
            <text:p text:style-name="P2"><text:span text:style-name="xml-attr"><text:span text:style-name="T10">id</text:span></text:span><text:span text:style-name="HTML_20_Code"><text:span text:style-name="T10">="SMR"</text:span></text:span></text:p>
          </table:table-cell>
        </table:table-row>
      </table:table>
      <text:p text:style-name="P12"/>
      <table:table table:name="Táboa7" table:style-name="Táboa7">
        <table:table-column table:style-name="Táboa7.A"/>
        <table:table-row table:style-name="Táboa7.1">
          <table:table-cell table:style-name="Táboa7.A1" office:value-type="string">
            <text:p text:style-name="P3">//ciclo/@id</text:p>
          </table:table-cell>
        </table:table-row>
      </table:table>
      <text:p text:style-name="P19"/>
      <text:p text:style-name="P14"><text:span text:style-name="T3">1-4 Años en los que se publicaron los decretos de título de los Ciclos Formativos:</text:span><text:span text:style-name="T3"/></text:p>
      <table:table table:name="Táboa8" table:style-name="Táboa8">
        <table:table-column table:style-name="Táboa8.A"/>
        <table:table-row table:style-name="Táboa8.1">
          <table:table-cell table:style-name="Táboa8.A1" office:value-type="string">
            <text:p text:style-name="P2"><text:span text:style-name="xml-attr"><text:span text:style-name="T10">año</text:span></text:span><text:span text:style-name="HTML_20_Code"><text:span text:style-name="T10">="2009"</text:span></text:span><text:span text:style-name="HTML_20_Code"/></text:p>
            <text:p text:style-name="P2"><text:span text:style-name="xml-attr"><text:span text:style-name="T10">año</text:span></text:span><text:span text:style-name="HTML_20_Code"><text:span text:style-name="T10">="2010"</text:span></text:span><text:span text:style-name="HTML_20_Code"/></text:p>
            <text:p text:style-name="P2"><text:span text:style-name="xml-attr"><text:span text:style-name="T10">año</text:span></text:span><text:span text:style-name="HTML_20_Code"><text:span text:style-name="T10">="2008"</text:span></text:span></text:p>
          </table:table-cell>
        </table:table-row>
      </table:table>
      <text:p text:style-name="P12"/>
      <table:table table:name="Táboa9" table:style-name="Táboa9">
        <table:table-column table:style-name="Táboa9.A"/>
        <table:table-row table:style-name="Táboa9.1">
          <table:table-cell table:style-name="Táboa9.A1" office:value-type="string">
            <text:p text:style-name="P3">//ciclo/decretoTitulo/@año</text:p>
          </table:table-cell>
        </table:table-row>
      </table:table>
      <text:p text:style-name="P19"/>
      <text:p text:style-name="P14"><text:span text:style-name="T3">1-5 Ciclos Formativos de Grado Medio (se trata de obtener el elemento &lt;ciclo&gt; completo):</text:span><text:span text:style-name="T3"/></text:p>
      <table:table table:name="Táboa10" table:style-name="Táboa10">
        <table:table-column table:style-name="Táboa10.A"/>
        <table:table-row table:style-name="Táboa10.1">
          <table:table-cell table:style-name="Táboa10.A1" office:value-type="string">
            <text:p text:style-name="P2"><text:span text:style-name="token"><text:span text:style-name="T10">&lt;ciclo id="SMR"&gt;</text:span></text:span><text:span text:style-name="HTML_20_Code"/></text:p>
            <text:p text:style-name="P2"><text:span text:style-name="HTML_20_Code"><text:span text:style-name="T10"><text:s text:c="2"/></text:span></text:span><text:span text:style-name="token"><text:span text:style-name="T10">&lt;nombre&gt;</text:span></text:span><text:span text:style-name="HTML_20_Code"><text:span text:style-name="T10">Sistemas Microinformáticos y Redes</text:span></text:span><text:span text:style-name="token"><text:span text:style-name="T10">&lt;/nombre&gt;</text:span></text:span><text:span text:style-name="HTML_20_Code"/></text:p>
            <text:p text:style-name="P2"><text:span text:style-name="HTML_20_Code"><text:span text:style-name="T10"><text:s text:c="2"/></text:span></text:span><text:span text:style-name="token"><text:span text:style-name="T10">&lt;grado&gt;</text:span></text:span><text:span text:style-name="HTML_20_Code"><text:span text:style-name="T10">Medio</text:span></text:span><text:span text:style-name="token"><text:span text:style-name="T10">&lt;/grado&gt;</text:span></text:span><text:span text:style-name="HTML_20_Code"/></text:p>
            <text:p text:style-name="P2"><text:span text:style-name="HTML_20_Code"><text:span text:style-name="T10"><text:s text:c="2"/></text:span></text:span><text:span text:style-name="token"><text:span text:style-name="T10">&lt;decretoTitulo año="2008"/&gt;</text:span></text:span><text:span text:style-name="HTML_20_Code"/></text:p>
            <text:p text:style-name="P2"><text:span text:style-name="token"><text:span text:style-name="T10">&lt;/ciclo&gt;</text:span></text:span></text:p>
          </table:table-cell>
        </table:table-row>
      </table:table>
      <text:p text:style-name="P12"/>
      <table:table table:name="Táboa11" table:style-name="Táboa11">
        <table:table-column table:style-name="Táboa11.A"/>
        <table:table-row table:style-name="Táboa11.1">
          <table:table-cell table:style-name="Táboa11.A1" office:value-type="string">
            <text:p text:style-name="P3">//grado[.="Medio"]/..</text:p>
          </table:table-cell>
        </table:table-row>
      </table:table>
      <text:p text:style-name="P19"/>
      <text:p text:style-name="P14"><text:span text:style-name="T3">1-6 Nombre de los Ciclos Formativos anteriores a 2010:</text:span><text:span text:style-name="T3"/></text:p>
      <table:table table:name="Táboa12" table:style-name="Táboa12">
        <table:table-column table:style-name="Táboa12.A"/>
        <table:table-row table:style-name="Táboa12.1">
          <table:table-cell table:style-name="Táboa12.A1" office:value-type="string">
            <text:p text:style-name="P2"><text:span text:style-name="HTML_20_Code"><text:span text:style-name="T10">Administración de Sistemas Informáticos en Red</text:span></text:span><text:span text:style-name="HTML_20_Code"/></text:p>
            <text:p text:style-name="P2"><text:span text:style-name="HTML_20_Code"><text:span text:style-name="T10">Sistemas Microinformáticos y Redes</text:span></text:span></text:p>
          </table:table-cell>
        </table:table-row>
      </table:table>
      <text:p text:style-name="P12"/>
      <table:table table:name="Táboa13" table:style-name="Táboa13">
        <table:table-column table:style-name="Táboa13.A"/>
        <table:table-row table:style-name="Táboa13.1">
          <table:table-cell table:style-name="Táboa13.A1" office:value-type="string">
            <text:p text:style-name="P3">//ciclo[./decretoTitulo/@año&lt;2010]/nombre/text()</text:p>
          </table:table-cell>
        </table:table-row>
      </table:table>
      <text:p text:style-name="P19"/>
      <text:p text:style-name="P19"/>
      <text:p text:style-name="P19"/>
      <text:p text:style-name="P19"><text:soft-page-break/></text:p>
      <text:p text:style-name="P19"/>
      <text:p text:style-name="P14"><text:span text:style-name="T3">1-7 Nombre de los módulos del ciclo ASIR:</text:span><text:span text:style-name="T3"/></text:p>
      <table:table table:name="Táboa14" table:style-name="Táboa14">
        <table:table-column table:style-name="Táboa14.A"/>
        <table:table-row table:style-name="Táboa14.1">
          <table:table-cell table:style-name="Táboa14.A1" office:value-type="string">
            <text:p text:style-name="P2"><text:span text:style-name="HTML_20_Code"><text:span text:style-name="T10">Gestión de bases de datos</text:span></text:span><text:span text:style-name="HTML_20_Code"/></text:p>
            <text:p text:style-name="P2"><text:span text:style-name="HTML_20_Code"><text:span text:style-name="T10">Lenguajes de marcas y sistemas de gestión de información</text:span></text:span><text:span text:style-name="HTML_20_Code"/></text:p>
            <text:p text:style-name="P2"><text:span text:style-name="HTML_20_Code"><text:span text:style-name="T10">Implantación de aplicaciones web</text:span></text:span></text:p>
          </table:table-cell>
        </table:table-row>
      </table:table>
      <text:p text:style-name="P12"/>
      <table:table table:name="Táboa15" table:style-name="Táboa15">
        <table:table-column table:style-name="Táboa15.A"/>
        <table:table-row table:style-name="Táboa15.1">
          <table:table-cell table:style-name="Táboa15.A1" office:value-type="string">
            <text:p text:style-name="P3">//modulo[./ciclo="ASIR"]/nombre/text()</text:p>
          </table:table-cell>
        </table:table-row>
      </table:table>
      <text:p text:style-name="P19"/>
      <text:p text:style-name="P14"><text:span text:style-name="T3">1-8 Nombre de los módulos de menos de 5 horas semanales:</text:span><text:span text:style-name="T3"/></text:p>
      <table:table table:name="Táboa16" table:style-name="Táboa16">
        <table:table-column table:style-name="Táboa16.A"/>
        <table:table-row table:style-name="Táboa16.1">
          <table:table-cell table:style-name="Táboa16.A1" office:value-type="string">
            <text:p text:style-name="P2"><text:span text:style-name="HTML_20_Code"><text:span text:style-name="T10">Aplicaciones web</text:span></text:span></text:p>
          </table:table-cell>
        </table:table-row>
      </table:table>
      <text:p text:style-name="P12"/>
      <table:table table:name="Táboa17" table:style-name="Táboa17">
        <table:table-column table:style-name="Táboa17.A"/>
        <table:table-row table:style-name="Táboa17.1">
          <table:table-cell table:style-name="Táboa17.A1" office:value-type="string">
            <text:p text:style-name="P3">//modulo[./horasSemanales&lt;5]/nombre/text()</text:p>
          </table:table-cell>
        </table:table-row>
      </table:table>
      <text:p text:style-name="P19"/>
      <text:p text:style-name="P19"/>
      <text:p text:style-name="P14"><text:span text:style-name="T3">1-9 Nombre de los ciclos que incluyen el módulo "Lenguajes de marcas y sistemas de gestión de información":</text:span><text:span text:style-name="T3"/></text:p>
      <table:table table:name="Táboa18" table:style-name="Táboa18">
        <table:table-column table:style-name="Táboa18.A"/>
        <table:table-row table:style-name="Táboa18.1">
          <table:table-cell table:style-name="Táboa18.A1" office:value-type="string">
            <text:p text:style-name="P2"><text:span text:style-name="HTML_20_Code"><text:span text:style-name="T10">Administración de Sistemas Informáticos en Red</text:span></text:span><text:span text:style-name="HTML_20_Code"/></text:p>
            <text:p text:style-name="P2"><text:span text:style-name="HTML_20_Code"><text:span text:style-name="T10">Desarrollo de Aplicaciones Web</text:span></text:span></text:p>
          </table:table-cell>
        </table:table-row>
      </table:table>
      <text:p text:style-name="P12"/>
      <table:table table:name="Táboa19" table:style-name="Táboa19">
        <table:table-column table:style-name="Táboa19.A"/>
        <table:table-row table:style-name="Táboa19.1">
          <table:table-cell table:style-name="Táboa19.A1" office:value-type="string">
            <text:p text:style-name="P10">Paso 1:</text:p>
            <text:p text:style-name="P3">//nombre[.="Lenguajes de marcas y sistemas de gestión de información"]/../ciclo/text()</text:p>
            <text:p text:style-name="P3"/>
            <text:p text:style-name="P5">/<text:span text:style-name="T20">ies/modulos/modulo/nombre[.="Lenguajes de marcas y sistemas de gestión de información"]/../ciclo/text()</text:span></text:p>
            <text:p text:style-name="P5"/>
            <text:p text:style-name="P10">Paso 2:</text:p>
            <text:p text:style-name="P7">//ciclo[.<text:a xlink:type="simple" xlink:href="../../../../../../@id" text:style-name="Internet_20_link" text:visited-style-name="Visited_20_Internet_20_Link">/@id</text:a>=”<text:span text:style-name="T21">DAW</text:span>”]/<text:span text:style-name="T20">nombre</text:span></text:p>
            <text:p text:style-name="P3"/>
            <text:p text:style-name="P3"/>
            <text:p text:style-name="P10">Composicion:</text:p>
            <text:p text:style-name="P8">//ciclo[.<text:a xlink:type="simple" xlink:href="../../../../../../@id" text:style-name="Internet_20_link" text:visited-style-name="Visited_20_Internet_20_Link">/@id</text:a>=/<text:span text:style-name="T20">ies/modulos/modulo/nombre[.="Lenguajes de marcas y sistemas de gestión de información"]/../ciclo/text()</text:span>]/<text:span text:style-name="T20">nombre/</text:span><text:span text:style-name="T22">text()</text:span></text:p>
            <text:p text:style-name="P3"/>
          </table:table-cell>
        </table:table-row>
      </table:table>
      <text:p text:style-name="P19"/>
      <text:p text:style-name="P14"><text:span text:style-name="T3">1-10 Grado de los ciclos con módulos de primer curso:</text:span><text:span text:style-name="T3"/></text:p>
      <table:table table:name="Táboa20" table:style-name="Táboa20">
        <table:table-column table:style-name="Táboa20.A"/>
        <table:table-row table:style-name="Táboa20.1">
          <table:table-cell table:style-name="Táboa20.A1" office:value-type="string">
            <text:p text:style-name="P2"><text:span text:style-name="HTML_20_Code"><text:span text:style-name="T10">Superior</text:span></text:span><text:span text:style-name="HTML_20_Code"/></text:p>
            <text:p text:style-name="P2"><text:span text:style-name="HTML_20_Code"><text:span text:style-name="T10">Superior</text:span></text:span></text:p>
          </table:table-cell>
        </table:table-row>
      </table:table>
      <text:p text:style-name="P12"/>
      <table:table table:name="Táboa21" table:style-name="Táboa21">
        <table:table-column table:style-name="Táboa21.A"/>
        <table:table-row table:style-name="Táboa21.1">
          <table:table-cell table:style-name="Táboa21.A1" office:value-type="string">
            <text:p text:style-name="P6">Parte 1:</text:p>
            <text:p text:style-name="P9">//modulo[curso="1"]/ciclo/text()</text:p>
            <text:p text:style-name="P6">Parte 2:</text:p>
            <text:p text:style-name="P6">//ciclo[.<text:a xlink:type="simple" xlink:href="../../../../../../@id" text:style-name="Internet_20_link" text:visited-style-name="Visited_20_Internet_20_Link">/@id</text:a>="DAW"]/grado</text:p>
            <text:p text:style-name="P6"/>
            <text:p text:style-name="P9">Composicion:</text:p>
            <text:p text:style-name="P9"/>
            <text:p text:style-name="P9">/ies/ciclos/ciclo[./@id=//modulo[curso="1"]/ciclo/text()]/grado/text()</text:p>
            <text:p text:style-name="P9"/>
            <text:p text:style-name="P9"/>
          </table:table-cell>
        </table:table-row>
      </table:table>
      <text:p text:style-name="P19"/>
      <text:p text:style-name="P20"><text:soft-page-break/></text:p>
      <text:p text:style-name="P17"><text:span text:style-name="T1">Ejercicio 2: Transformación XSL </text:span><text:span text:style-name="T3">(total 5 puntos)</text:span><text:span text:style-name="T1"/></text:p>
      <text:p text:style-name="P14"><text:span text:style-name="T3">A partir del siguiente documento (nombre “equipos.xml”) </text:span><text:span text:style-name="T3"/></text:p>
      <table:table table:name="Táboa22" table:style-name="Táboa22">
        <table:table-column table:style-name="Táboa22.A"/>
        <table:table-row table:style-name="Táboa22.1">
          <table:table-cell table:style-name="Táboa22.A1" office:value-type="string">
            <text:p text:style-name="P21"><text:span text:style-name="codigo-resaltado"><text:span text:style-name="T8">&lt;?xml version="1.0" encoding="UTF-8"?&gt;</text:span></text:span><text:span text:style-name="T6"/></text:p>
            <text:p text:style-name="P21"><text:span text:style-name="codigo-resaltado"><text:span text:style-name="T8">&lt;equipos&gt;</text:span></text:span><text:span text:style-name="T6"/></text:p>
            <text:p text:style-name="P21"><text:span text:style-name="codigo-resaltado"><text:span text:style-name="T8"><text:s/>&lt;máquina nome="PC017"&gt;</text:span></text:span><text:span text:style-name="T6"/></text:p>
            <text:p text:style-name="P21"><text:span text:style-name="codigo-resaltado"><text:span text:style-name="T8"><text:s text:c="2"/>&lt;hardware&gt;</text:span></text:span><text:span text:style-name="T6"/></text:p>
            <text:p text:style-name="P21"><text:span text:style-name="codigo-resaltado"><text:span text:style-name="T8"><text:s text:c="3"/>&lt;tipo&gt;PC Sobremesa&lt;/tipo&gt;</text:span></text:span><text:span text:style-name="T6"/></text:p>
            <text:p text:style-name="P21"><text:span text:style-name="codigo-resaltado"><text:span text:style-name="T8"><text:s text:c="3"/>&lt;fabricante&gt;Dell&lt;/fabricante&gt;</text:span></text:span><text:span text:style-name="T6"/></text:p>
            <text:p text:style-name="P21"><text:span text:style-name="codigo-resaltado"><text:span text:style-name="T8"><text:s text:c="3"/>&lt;procesador marca="Intel" num_nucleos="4" velocidade="3,1"&gt;i7&lt;/procesador&gt;</text:span></text:span><text:span text:style-name="T6"/></text:p>
            <text:p text:style-name="P21"><text:span text:style-name="codigo-resaltado"><text:span text:style-name="T8"><text:s text:c="3"/>&lt;memoria tecnoloxía="DDR3"&gt;8&lt;/memoria&gt;</text:span></text:span><text:span text:style-name="T6"/></text:p>
            <text:p text:style-name="P21"><text:span text:style-name="codigo-resaltado"><text:span text:style-name="T8"><text:s text:c="3"/>&lt;disco tecnoloxía="SATA" capacidade="2000"/&gt;</text:span></text:span><text:span text:style-name="T6"/></text:p>
            <text:p text:style-name="P21"><text:span text:style-name="codigo-resaltado"><text:span text:style-name="T8"><text:s text:c="3"/>&lt;gravadora tipo="DVD"/&gt;</text:span></text:span><text:span text:style-name="T6"/></text:p>
            <text:p text:style-name="P21"><text:span text:style-name="codigo-resaltado"><text:span text:style-name="T8"><text:s text:c="2"/>&lt;/hardware&gt;</text:span></text:span><text:span text:style-name="T6"/></text:p>
            <text:p text:style-name="P21"><text:span text:style-name="codigo-resaltado"><text:span text:style-name="T8"><text:s text:c="2"/>&lt;config&gt;</text:span></text:span><text:span text:style-name="T6"/></text:p>
            <text:p text:style-name="P21"><text:span text:style-name="codigo-resaltado"><text:span text:style-name="T8"><text:s text:c="3"/>&lt;OS&gt;Windows 7&lt;/OS&gt;</text:span></text:span><text:span text:style-name="T6"/></text:p>
            <text:p text:style-name="P21"><text:span text:style-name="codigo-resaltado"><text:span text:style-name="T8"><text:s text:c="3"/>&lt;IP&gt;192.168.20.105&lt;/IP&gt;</text:span></text:span><text:span text:style-name="T6"/></text:p>
            <text:p text:style-name="P21"><text:span text:style-name="codigo-resaltado"><text:span text:style-name="T8"><text:s text:c="3"/>&lt;gateway&gt;192.168.20.1&lt;/gateway&gt;</text:span></text:span><text:span text:style-name="T6"/></text:p>
            <text:p text:style-name="P21"><text:span text:style-name="codigo-resaltado"><text:span text:style-name="T8"><text:s text:c="2"/>&lt;/config&gt;</text:span></text:span><text:span text:style-name="T6"/></text:p>
            <text:p text:style-name="P21"><text:span text:style-name="codigo-resaltado"><text:span text:style-name="T8"><text:s/>&lt;/máquina&gt;</text:span></text:span><text:span text:style-name="T6"/></text:p>
            <text:p text:style-name="P21"><text:span text:style-name="codigo-resaltado"><text:span text:style-name="T8"><text:s/>&lt;máquina nome="GALILEO"&gt;</text:span></text:span><text:span text:style-name="T6"/></text:p>
            <text:p text:style-name="P21"><text:span text:style-name="codigo-resaltado"><text:span text:style-name="T8"><text:s text:c="2"/>&lt;hardware&gt;</text:span></text:span><text:span text:style-name="T6"/></text:p>
            <text:p text:style-name="P21"><text:span text:style-name="codigo-resaltado"><text:span text:style-name="T8"><text:s text:c="3"/>&lt;tipo&gt;Torre&lt;/tipo&gt;</text:span></text:span><text:span text:style-name="T6"/></text:p>
            <text:p text:style-name="P21"><text:span text:style-name="codigo-resaltado"><text:span text:style-name="T8"><text:s text:c="3"/>&lt;fabricante&gt;Fujitsu-Siemens&lt;/fabricante&gt;</text:span></text:span><text:span text:style-name="T6"/></text:p>
            <text:p text:style-name="P21"><text:span text:style-name="codigo-resaltado"><text:span text:style-name="T8"><text:s text:c="3"/>&lt;procesador marca="Intel" num_nucleos="4" velocidade="3"&gt;Xeon&lt;/procesador&gt;</text:span></text:span><text:span text:style-name="T6"/></text:p>
            <text:p text:style-name="P21"><text:span text:style-name="codigo-resaltado"><text:span text:style-name="T8"><text:s text:c="3"/>&lt;memoria tecnoloxía="DDR2"&gt;2&lt;/memoria&gt;</text:span></text:span><text:span text:style-name="T6"/></text:p>
            <text:p text:style-name="P21"><text:span text:style-name="codigo-resaltado"><text:span text:style-name="T8"><text:s text:c="3"/>&lt;disco tecnoloxía="SCSI" capacidade="200"/&gt;</text:span></text:span><text:span text:style-name="T6"/></text:p>
            <text:p text:style-name="P21"><text:span text:style-name="codigo-resaltado"><text:span text:style-name="T8"><text:s text:c="3"/>&lt;disco tecnoloxía="SCSI" capacidade="200"/&gt;</text:span></text:span><text:span text:style-name="T6"/></text:p>
            <text:p text:style-name="P21"><text:span text:style-name="codigo-resaltado"><text:span text:style-name="T8"><text:s text:c="3"/>&lt;disco tecnoloxía="SCSI" capacidade="200"/&gt;</text:span></text:span><text:span text:style-name="T6"/></text:p>
            <text:p text:style-name="P21"><text:span text:style-name="codigo-resaltado"><text:span text:style-name="T8"><text:s text:c="3"/>&lt;lectora tipo="DVD"/&gt;</text:span></text:span><text:span text:style-name="T6"/></text:p>
            <text:p text:style-name="P21"><text:span text:style-name="codigo-resaltado"><text:span text:style-name="T8"><text:s text:c="2"/>&lt;/hardware&gt;</text:span></text:span><text:span text:style-name="T6"/></text:p>
            <text:p text:style-name="P21"><text:span text:style-name="codigo-resaltado"><text:span text:style-name="T8"><text:s text:c="2"/>&lt;config&gt;</text:span></text:span><text:span text:style-name="T6"/></text:p>
            <text:p text:style-name="P21"><text:span text:style-name="codigo-resaltado"><text:span text:style-name="T8"><text:s text:c="3"/>&lt;role&gt;Servidor de dominio&lt;/role&gt;</text:span></text:span><text:span text:style-name="T6"/></text:p>
            <text:p text:style-name="P21"><text:span text:style-name="codigo-resaltado"><text:span text:style-name="T8"><text:s text:c="3"/>&lt;OS&gt;Windows 2008 Server R2&lt;/OS&gt;</text:span></text:span><text:span text:style-name="T6"/></text:p>
            <text:p text:style-name="P21"><text:span text:style-name="codigo-resaltado"><text:span text:style-name="T8"><text:s text:c="3"/>&lt;IP&gt;192.168.20.10&lt;/IP&gt;</text:span></text:span><text:span text:style-name="T6"/></text:p>
            <text:p text:style-name="P21"><text:span text:style-name="codigo-resaltado"><text:span text:style-name="T8"><text:s text:c="3"/>&lt;gateway&gt;192.168.20.1&lt;/gateway&gt;</text:span></text:span><text:span text:style-name="T6"/></text:p>
            <text:p text:style-name="P21"><text:span text:style-name="codigo-resaltado"><text:span text:style-name="T8"><text:s text:c="2"/>&lt;/config&gt;</text:span></text:span><text:span text:style-name="T6"/></text:p>
            <text:p text:style-name="P21"><text:span text:style-name="codigo-resaltado"><text:span text:style-name="T8"><text:s/>&lt;/máquina&gt;</text:span></text:span><text:span text:style-name="T6"/></text:p>
            <text:p text:style-name="P21"><text:span text:style-name="codigo-resaltado"><text:span text:style-name="T8">&lt;/equipos&gt;</text:span></text:span><text:span text:style-name="T4"/></text:p>
          </table:table-cell>
        </table:table-row>
      </table:table>
      <text:p text:style-name="P19"/>
      <text:p text:style-name="P14"><text:span text:style-name="T1">Se pide:</text:span><text:span text:style-name="T3"> elaborar un documento xsl (nombrado como “maquinas.xsl”) que permita obtener el siguiente documento XML:</text:span><text:span text:style-name="T3"/></text:p>
      <table:table table:name="Táboa24" table:style-name="Táboa24">
        <table:table-column table:style-name="Táboa24.A"/>
        <table:table-row table:style-name="Táboa24.1">
          <table:table-cell table:style-name="Táboa24.A1" office:value-type="string">
            <text:p text:style-name="P21"><text:span text:style-name="codigo-resaltado"><text:span text:style-name="T8">&lt;?xml version="1.0" encoding="UTF-8"?&gt;</text:span></text:span><text:span text:style-name="T6"/></text:p>
            <text:p text:style-name="P21"><text:span text:style-name="codigo-resaltado"><text:span text:style-name="T8">&lt;maquinas&gt;</text:span></text:span><text:span text:style-name="T6"/></text:p>
            <text:p text:style-name="P21"><text:span text:style-name="codigo-resaltado"><text:span text:style-name="T8"><text:s text:c="2"/>&lt;maquina&gt;</text:span></text:span><text:span text:style-name="T6"/></text:p>
            <text:p text:style-name="P21"><text:span text:style-name="codigo-resaltado"><text:span text:style-name="T8"><text:s text:c="4"/>&lt;nombre&gt;PC017&lt;/nombre&gt;</text:span></text:span><text:span text:style-name="T6"/></text:p>
            <text:p text:style-name="P21"><text:span text:style-name="codigo-resaltado"><text:span text:style-name="T8"><text:s text:c="4"/>&lt;procesador marca="Intel" modelo="i7"/&gt;</text:span></text:span><text:span text:style-name="T6"/></text:p>
            <text:p text:style-name="P21"><text:span text:style-name="codigo-resaltado"><text:span text:style-name="T8"><text:s text:c="4"/>&lt;memoria medida="GB" tecnologia="DDR3"&gt;8&lt;/memoria&gt;</text:span></text:span><text:span text:style-name="T6"/></text:p>
            <text:p text:style-name="P21"><text:span text:style-name="codigo-resaltado"><text:span text:style-name="T8"><text:s text:c="4"/>&lt;discos cantidad="1" capacidad="2000"/&gt;</text:span></text:span><text:span text:style-name="T6"/></text:p>
            <text:p text:style-name="P21"><text:span text:style-name="codigo-resaltado"><text:span text:style-name="T8"><text:s text:c="2"/>&lt;/maquina&gt;</text:span></text:span><text:span text:style-name="T6"/></text:p>
            <text:p text:style-name="P21"><text:span text:style-name="codigo-resaltado"><text:span text:style-name="T8"><text:s text:c="2"/>&lt;maquina&gt;</text:span></text:span><text:span text:style-name="T6"/></text:p>
            <text:p text:style-name="P21"><text:span text:style-name="codigo-resaltado"><text:span text:style-name="T8"><text:s text:c="4"/>&lt;nombre&gt;GALILEO&lt;/nombre&gt;</text:span></text:span><text:span text:style-name="T6"/></text:p>
            <text:p text:style-name="P21"><text:span text:style-name="codigo-resaltado"><text:span text:style-name="T8"><text:s text:c="4"/>&lt;procesador marca="Intel" modelo="Xeon"/&gt;</text:span></text:span><text:span text:style-name="T6"/></text:p>
            <text:p text:style-name="P21"><text:span text:style-name="codigo-resaltado"><text:span text:style-name="T8"><text:s text:c="4"/>&lt;memoria medida="GB" tecnologia="DDR2"&gt;2&lt;/memoria&gt;</text:span></text:span><text:span text:style-name="T6"/></text:p>
            <text:p text:style-name="P21"><text:span text:style-name="codigo-resaltado"><text:span text:style-name="T8"><text:s text:c="4"/>&lt;discos cantidad="3" capacidad="600"/&gt;</text:span></text:span><text:span text:style-name="T6"/></text:p>
            <text:p text:style-name="P21"><text:span text:style-name="codigo-resaltado"><text:span text:style-name="T8"><text:s text:c="2"/>&lt;/maquina&gt;</text:span></text:span><text:span text:style-name="T6"/></text:p>
            <text:p text:style-name="P21"><text:bookmark-start text:name="_Hlk105514907"/><text:span text:style-name="codigo-resaltado"><text:span text:style-name="T9">&lt;/maquinas&gt;</text:span></text:span><text:bookmark-end text:name="_Hlk105514907"/><text:span text:style-name="T4"/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rfc-language-tag="es-ES-u-co-trad" fo:language="es" fo:country="ES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gl" fo:country="ES" style:font-name-asian="Times New Roman" style:font-family-asian="'Times New Roman'" style:font-family-generic-asian="system" style:font-pitch-asian="variable" style:font-size-asian="10pt" style:language-asian="gl" style:country-asian="ES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00%" fo:text-align="justify" style:justify-single-word="false" fo:orphans="0" fo:widows="0" text:number-lines="false" text:line-number="0"/>
      <style:text-properties style:font-name="Arial" fo:font-family="Arial" style:font-family-generic="roman" style:font-pitch="variable" fo:font-size="10pt" fo:language="gl" fo:country="ES" style:font-name-asian="Arial Unicode MS" style:font-family-asian="'Arial Unicode MS'" style:font-family-generic-asian="system" style:font-pitch-asian="variable" style:font-size-asian="10pt" style:language-asian="gl" style:country-asian="ES" style:font-name-complex="Tahoma1" style:font-family-complex="Tahoma" style:font-family-generic-complex="system" style:font-pitch-complex="variable" style:font-size-complex="12pt" style:language-complex="gl" style:country-complex="ES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rfc-language-tag="es-ES-u-co-trad" fo:language="es" fo:country="ES"/>
    </style:style>
    <style:style style:name="Pie_20_de_20_página_20_Car" style:display-name="Pie de página Car" style:family="text" style:parent-style-name="Default_20_Paragraph_20_Font">
      <style:text-properties style:rfc-language-tag="es-ES-u-co-trad" fo:language="es" fo:country="ES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rfc-language-tag="es-ES-u-co-trad" fo:language="es" fo:country="ES" style:font-size-asian="8pt" style:font-name-complex="Tahoma1" style:font-family-complex="Tahoma" style:font-family-generic-complex="system" style:font-pitch-complex="variable" style:font-size-complex="8pt"/>
    </style:style>
    <style:style style:name="field-content" style:family="text" style:parent-style-name="Default_20_Paragraph_20_Font"/>
    <style:style style:name="Enlace_20_de_20_Internet" style:display-name="Enlace de Internet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gl" fo:country="ES" style:font-name-asian="Times New Roman" style:font-family-asian="'Times New Roman'" style:font-family-generic-asian="system" style:font-pitch-asian="variable" style:font-size-asian="10pt" style:language-asian="gl" style:country-asian="ES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attr-name" style:family="text" style:parent-style-name="Default_20_Paragraph_20_Font"/>
    <style:style style:name="attr-value" style:family="text" style:parent-style-name="Default_20_Paragraph_20_Font"/>
    <style:style style:name="xml-attr" style:family="text" style:parent-style-name="Default_20_Paragraph_20_Font"/>
    <style:style style:name="Enlace_20_de_20_Internet_20_visitado" style:display-name="Enlace de Internet visitado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codigo-resaltado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23cm" fo:margin-left="0.723cm"/>
        </style:list-level-properties>
      </text:list-level-style-number>
      <text:list-level-style-number text:level="2" text:style-name="ListLabel_20_2" loext:num-list-format="%1%-%2%" style:num-format="1" text:display-levels="2">
        <style:list-level-properties text:list-level-position-and-space-mode="label-alignment">
          <style:list-level-label-alignment text:label-followed-by="listtab" fo:text-indent="-0.723cm" fo:margin-left="0.723cm"/>
        </style:list-level-properties>
      </text:list-level-style-number>
      <text:list-level-style-number text:level="3" text:style-name="ListLabel_20_3" loext:num-list-format="%1%-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-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-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loext:num-list-format="%1%-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-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" loext:num-list-format="%1%-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" loext:num-list-format="%1%-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áboa23" style:family="table">
      <style:table-properties style:width="18.314cm" fo:margin-left="-0.751cm" fo:margin-top="0cm" fo:margin-bottom="0cm" table:align="left" style:writing-mode="page"/>
    </style:style>
    <style:style style:name="Táboa23.A" style:family="table-column">
      <style:table-column-properties style:column-width="7.562cm"/>
    </style:style>
    <style:style style:name="Táboa23.B" style:family="table-column">
      <style:table-column-properties style:column-width="1.499cm"/>
    </style:style>
    <style:style style:name="Táboa23.C" style:family="table-column">
      <style:table-column-properties style:column-width="2.752cm"/>
    </style:style>
    <style:style style:name="Táboa23.D" style:family="table-column">
      <style:table-column-properties style:column-width="3.501cm"/>
    </style:style>
    <style:style style:name="Táboa23.E" style:family="table-column">
      <style:table-column-properties style:column-width="3cm"/>
    </style:style>
    <style:style style:name="Táboa23.1" style:family="table-row">
      <style:table-row-properties style:min-row-height="0.991cm" fo:keep-together="auto"/>
    </style:style>
    <style:style style:name="Táboa23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 fo:orphans="0" fo:widows="0"/>
    </style:style>
    <style:style style:name="MP2" style:family="paragraph" style:parent-style-name="Table_20_Contents">
      <style:paragraph-properties fo:orphans="0" fo:widows="0"/>
      <style:text-properties fo:font-size="6pt" style:font-size-asian="6pt"/>
    </style:style>
    <style:style style:name="MP3" style:family="paragraph" style:parent-style-name="Table_20_Contents">
      <style:paragraph-properties fo:orphans="0" fo:widows="0" style:snap-to-layout-grid="false"/>
    </style:style>
    <style:style style:name="MP4" style:family="paragraph" style:parent-style-name="Table_20_Contents">
      <style:paragraph-properties fo:orphans="0" fo:widows="0"/>
    </style:style>
    <style:style style:name="MP5" style:family="paragraph" style:parent-style-name="Table_20_Contents">
      <style:paragraph-properties fo:margin-left="-0.191cm" fo:margin-right="0cm" fo:orphans="0" fo:widows="0" fo:text-indent="0cm" style:auto-text-indent="false" style:snap-to-layout-grid="false"/>
    </style:style>
    <style:style style:name="MP6" style:family="paragraph" style:parent-style-name="Table_20_Contents">
      <style:paragraph-properties fo:margin-left="-0.191cm" fo:margin-right="-0.198cm" fo:orphans="0" fo:widows="0" fo:text-indent="0cm" style:auto-text-indent="false"/>
    </style:style>
    <style:style style:name="MP7" style:family="paragraph" style:parent-style-name="Table_20_Contents">
      <style:paragraph-properties fo:margin-left="-0.191cm" fo:margin-right="0cm" fo:orphans="0" fo:widows="0" fo:text-indent="0cm" style:auto-text-indent="false"/>
    </style:style>
    <style:style style:name="MP8" style:family="paragraph" style:parent-style-name="Table_20_Contents">
      <style:paragraph-properties fo:margin-left="-0.194cm" fo:margin-right="0cm" fo:orphans="0" fo:widows="0" fo:text-indent="0cm" style:auto-text-indent="false"/>
    </style:style>
    <style:style style:name="MP9" style:family="paragraph" style:parent-style-name="Footer">
      <style:paragraph-properties fo:text-align="end" style:justify-single-word="false"/>
    </style:style>
    <style:style style:name="MT1" style:family="text">
      <style:text-properties fo:font-size="6pt" style:font-size-asian="6pt"/>
    </style:style>
    <style:style style:name="MT2" style:family="text">
      <style:text-properties fo:font-size="7pt" fo:font-weight="bold" style:font-size-asian="7pt" style:font-weight-asian="bold" style:font-size-complex="7pt" style:font-weight-complex="bold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6pt" fo:language="es" fo:country="ES" style:font-size-asian="6pt" style:language-asian="es" style:country-asian="ES" style:font-size-complex="6pt" style:language-complex="ar" style:country-complex="SA"/>
    </style:style>
    <style:style style:name="MT5" style:family="text">
      <style:text-properties fo:language="es" fo:country="ES" style:language-asian="es" style:country-asian="ES" style:language-complex="ar" style:country-complex="SA"/>
    </style:style>
    <style:style style:name="MT6" style:family="text">
      <style:text-properties fo:font-size="5pt" fo:font-style="italic" style:font-size-asian="5pt" style:font-style-asian="italic" style:font-size-complex="5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loext:decorative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áboa23" table:style-name="Táboa23">
          <table:table-column table:style-name="Táboa23.A"/>
          <table:table-column table:style-name="Táboa23.B"/>
          <table:table-column table:style-name="Táboa23.C"/>
          <table:table-column table:style-name="Táboa23.D"/>
          <table:table-column table:style-name="Táboa23.E"/>
          <table:table-row table:style-name="Táboa23.1">
            <table:table-cell table:style-name="Táboa23.A1" office:value-type="string">
              <text:p text:style-name="MP1"><draw:frame draw:style-name="Mfr1" draw:name="Imagen 9" text:anchor-type="as-char" svg:width="6.749cm" svg:height="0.82cm" draw:z-index="9"><draw:image xlink:href="Pictures/1000000100000BED00000174183574DF17AD9262.png" xlink:type="simple" xlink:show="embed" xlink:actuate="onLoad" draw:mime-type="image/png"/></draw:frame><text:span text:style-name="MT1"/></text:p>
            </table:table-cell>
            <table:table-cell table:style-name="Táboa23.A1" office:value-type="string">
              <text:p text:style-name="MP2"><draw:frame draw:style-name="Mfr2" draw:name="Imagen 10" text:anchor-type="char" svg:x="0.268cm" svg:y="0.123cm" svg:width="1.282cm" svg:height="1.441cm" draw:z-index="4"><draw:image xlink:href="Pictures/100000010000004D000000562A33A32A2F7B83D5.png" xlink:type="simple" xlink:show="embed" xlink:actuate="onLoad" draw:mime-type="image/png"/><svg:desc>Icono

Descripción generada automáticamente</svg:desc></draw:frame></text:p>
            </table:table-cell>
            <table:table-cell table:style-name="Táboa23.A1" office:value-type="string">
              <text:p text:style-name="MP3"><text:span text:style-name="MT2">IES de Teis</text:span><text:span text:style-name="MT2"/></text:p>
              <text:p text:style-name="MP4"><text:span text:style-name="MT3">Avda. de Galicia, 101</text:span><text:span text:style-name="MT3"/></text:p>
              <text:p text:style-name="MP4"><text:span text:style-name="MT3">36216 – Vigo</text:span><text:span text:style-name="MT4"/></text:p>
            </table:table-cell>
            <table:table-cell table:style-name="Táboa23.A1" office:value-type="string">
              <text:p text:style-name="MP5"><text:span text:style-name="MT3">Tfno: 886 12 04 64</text:span><text:span text:style-name="MT3"/></text:p>
              <text:p text:style-name="MP6"><text:span text:style-name="MT3">e-mail: ies.teis@edu.xunta.es</text:span><text:span text:style-name="MT3"/></text:p>
              <text:p text:style-name="MP7"><text:span text:style-name="MT3">http://www.iesteis.es</text:span><text:span text:style-name="MT4"/></text:p>
            </table:table-cell>
            <table:table-cell table:style-name="Táboa23.A1" office:value-type="string">
              <text:p text:style-name="MP8"><draw:frame draw:style-name="Mfr1" draw:name="Imagen 11" text:anchor-type="as-char" svg:width="2.745cm" svg:height="0.778cm" draw:z-index="14"><draw:image xlink:href="Pictures/10000001000003B80000010E6532B720BC026899.png" xlink:type="simple" xlink:show="embed" xlink:actuate="onLoad" draw:mime-type="image/png"/><svg:desc>Imagen que contiene Interfaz de usuario gráfica

Descripción generada automáticamente</svg:desc></draw:frame><text:span text:style-name="MT5"/></text:p>
            </table:table-cell>
          </table:table-row>
        </table:table>
        <text:p text:style-name="Header"/>
      </style:header>
      <style:footer>
        <text:p text:style-name="MP9"><text:span text:style-name="MT6"><text:file-name text:display="name-and-extension">27022024_examen_XPath_yXSL_PartePractica_enu.odt</text:file-name></text:span><text:span text:style-name="MT6">, pág. </text:span><text:span text:style-name="MT6"><text:page-number text:select-page="current">5</text:page-number></text:span><text:span text:style-name="MT6"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</meta:initial-creator>
    <meta:editing-cycles>28</meta:editing-cycles>
    <meta:print-date>2022-04-26T13:47:00</meta:print-date>
    <meta:creation-date>2023-02-27T15:15:00</meta:creation-date>
    <dc:date>2024-02-27T21:06:05.896000000</dc:date>
    <dc:language>es-ES</dc:language>
    <meta:editing-duration>PT1H42M34S</meta:editing-duration>
    <meta:generator>LibreOffice/7.5.3.2$Windows_X86_64 LibreOffice_project/9f56dff12ba03b9acd7730a5a481eea045e468f3</meta:generator>
    <meta:document-statistic meta:table-count="24" meta:image-count="3" meta:object-count="0" meta:page-count="5" meta:paragraph-count="173" meta:word-count="517" meta:character-count="5602" meta:non-whitespace-character-count="4902"/>
    <meta:user-defined meta:name="AppVersion">16.0000</meta:user-defined>
    <meta:template xlink:type="simple" xlink:actuate="onRequest" xlink:title="Normal.dotm" xlink:href=""/>
  </office:meta>
</office:document-meta>
</file>